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b0a" officeooo:paragraph-rsid="00186b0a"/>
    </style:style>
    <style:style style:name="P2" style:family="paragraph" style:parent-style-name="Standard">
      <style:text-properties officeooo:rsid="00186b0a" officeooo:paragraph-rsid="001b23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uhtlishjrvbadvyyplkaoh</text:p>
      <text:p text:style-name="P1">zvbyjpwolypzavvdlhrvuu</text:p>
      <text:p text:style-name="P1">leatlzzhnlzdpajoavcpnl</text:p>
      <text:p text:style-name="P1">ulyljpwolyrlfdvykpzaolo</text:p>
      <text:p text:style-name="P1">pkkluzftivsvmklhaoput</text:p>
      <text:p text:style-name="P1">fmhcvypalovsilpuluk</text:p>
      <text:p text:style-name="P1"/>
      <text:p text:style-name="P2">Your encrypted string: </text:p>
      <text:p text:style-name="P2">Ze name black out worried thas our cipher is too weak on next message </text:p>
      <text:p text:style-name="P2">switch to vigenere cipher keyword is the hidden symbol of death in my </text:p>
      <text:p text:style-name="P2">favorite holbein end</text:p>
      <text:p text:style-name="P1"/>
      <text:p text:style-name="P1">vwduwljudeehghyhubwklqjlfrxogilqgsohdvhuhwxuqdqbeoxhsulqwviruydxowdqgdodupghvljqedvhgrqzkifkedqnbrxghflghrqldpvhwwlqjxsvdihkrxvhh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4:34:07.893459883</meta:creation-date>
    <dc:date>2019-11-26T16:56:59.446519738</dc:date>
    <meta:editing-duration>PT1M40S</meta:editing-duration>
    <meta:editing-cycles>1</meta:editing-cycles>
    <meta:document-statistic meta:table-count="0" meta:image-count="0" meta:object-count="0" meta:page-count="1" meta:paragraph-count="11" meta:word-count="40" meta:character-count="445" meta:non-whitespace-character-count="413"/>
    <meta:generator>LibreOffice/6.0.7.3$Linux_X86_64 LibreOffice_project/00m0$Build-3</meta:generator>
  </office:meta>
</office:document-meta>
</file>